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list text:style-name="L8">
        <text:list-item>
          <text:p text:style-name="P8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.</text:p>
        </text:list-item>
        <text:list-item>
          <text:p text:style-name="P8"><text:span text:style-name="T1">Cloud/DevOps/SRE:</text:span> 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packer.io" office:name=""><text:span text:style-name="Definition">Packer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  </text:list-item>
        <text:list-item>
          <text:p text:style-name="P8"><text:span text:style-name="T1">SDE/SWE/DevTools:</text:span> API design, API versioning, CI/CD, CLI tools, <text:a xlink:type="simple" xlink:href="https://aws.amazon.com" office:name=""><text:span text:style-name="Definition">AWS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  </text:list-item>
        <text:list-item>
          <text:p text:style-name="P8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21:18:57Z</meta:creation-date>
    <dc:date>2025-01-28T21:18:57Z</dc:date>
  </office:meta>
</office:document-meta>
</file>